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16.999cm" style:rel-column-width="65535*"/>
    </style:style>
    <style:style style:name="Table13.A1" style:family="table-cell">
      <style:table-cell-properties fo:padding="0.097cm" fo:border="0.002cm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09cm" style:rel-column-width="15772*"/>
    </style:style>
    <style:style style:name="Table14.B" style:family="table-column">
      <style:table-column-properties style:column-width="12.908cm" style:rel-column-width="49763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">Contract bij UC7:<text:span text:style-name="T1"> Laden</text:span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">Name</text:p>
          </table:table-cell>
          <table:table-cell table:style-name="Table14.B1" office:value-type="string">
            <text:p text:style-name="Table_20_Contents">kiesBestand()</text:p>
          </table:table-cell>
        </table:table-row>
        <table:table-row>
          <table:table-cell table:style-name="Table14.A2" office:value-type="string">
            <text:p text:style-name="P2">Cross References</text:p>
          </table:table-cell>
          <table:table-cell table:style-name="Table14.B2" office:value-type="string">
            <text:p text:style-name="Table_20_Contents">UC7 en SSD10</text:p>
          </table:table-cell>
        </table:table-row>
        <table:table-row>
          <table:table-cell table:style-name="Table14.A2" office:value-type="string">
            <text:p text:style-name="P2">Pre-conditions</text:p>
          </table:table-cell>
          <table:table-cell table:style-name="Table14.B2" office:value-type="string">
            <text:p text:style-name="Table_20_Contents">Een speler wil een spel laden en heeft de laad-dialoog opgestart en heeft een locatie gekozen.</text:p>
          </table:table-cell>
        </table:table-row>
        <table:table-row>
          <table:table-cell table:style-name="Table14.A2" office:value-type="string">
            <text:p text:style-name="P2">Post-conditions</text:p>
          </table:table-cell>
          <table:table-cell table:style-name="Table14.B2" office:value-type="string">
            <text:p text:style-name="Table_20_Contents">Een controle op de geldigheid van het bestand (extentie) is uitgevoerd.</text:p>
            <text:p text:style-name="Table_20_Contents">Indien deze positief was: Het spel dat opgeslagen was in het bestand is ingeladen en het oude spel is afgebroken. (instance creation en deletion)</text:p>
            <text:p text:style-name="Table_20_Contents">Indien deze negatief was: een passende melding wordt gegeven. (mogelijk d.m.v. instance creatio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11-10T00:05:56</meta:creation-date>
    <dc:creator>Sam Van Rijn</dc:creator>
    <dc:date>2008-11-10T00:16:36</dc:date>
    <dc:language>en-US</dc:language>
    <meta:editing-cycles>8</meta:editing-cycles>
    <meta:editing-duration>PT10M4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1" meta:word-count="80" meta:character-count="504"/>
  </office:meta>
</office:document-meta>
</file>